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010003AA1A87CA5.png" manifest:media-type="image/png"/>
  <manifest:file-entry manifest:full-path="Pictures/100000000000078000000438584890E9944411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85cm, 0.43cm, 1.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898cm, 2.563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41cm" svg:y="0.113cm" svg:width="18.256cm" svg:height="9.322cm" draw:z-index="0"><draw:image xlink:href="Pictures/100000000000078000000438B010003AA1A87CA5.png" xlink:type="simple" xlink:show="embed" xlink:actuate="onLoad" loext:mime-type="image/png"/></draw:frame><text:line-break/><draw:frame draw:style-name="fr1" draw:name="Image2" text:anchor-type="char" svg:x="-0.079cm" svg:y="10.021cm" svg:width="18.452cm" svg:height="9.444cm" draw:z-index="1"><draw:image xlink:href="Pictures/100000000000078000000438584890E99444117F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13T05:31:53.942000000</meta:creation-date>
    <dc:date>2023-12-13T06:01:00.616000000</dc:date>
    <meta:editing-duration>PT5M34S</meta:editing-duration>
    <meta:editing-cycles>2</meta:editing-cycles>
    <meta:generator>LibreOffice/6.4.5.2$Windows_X86_64 LibreOffice_project/a726b36747cf2001e06b58ad5db1aa3a9a1872d6</meta:generator>
    <meta:document-statistic meta:table-count="0" meta:image-count="2" meta:object-count="0" meta:page-count="1" meta:paragraph-count="1" meta:word-count="0" meta:character-count="12" meta:non-whitespace-character-count="0"/>
  </office:meta>
</office:document-meta>
</file>